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UnitTaskMirrorImpl.JUnitTaskMirrorImpl( JUnit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ExitErrorTe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ExitErrorTes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UnitTaskMirrorImpl.addVmExit( JUnitTest test , JUnitTaskMirror . JUnitResultFormatterMirror aFormatter , OutputStream out , String message , String test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UnitTaskMirrorImpl.newJUnitTestRunner( JUnitTest test , boolean haltOnError , boolean filterTrace , boolean haltOnFailure , boolean showOutput , boolean logTestListenerEvents , Ant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UnitTaskMirrorImpl.newSummaryJUnitResult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ExitErrorTest.run( TestResult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ExitErrorTest.countTest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ExitErrorTes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ExitErrorTest.VmExitErrorTest( String aMessage , JUnitTest anOriginalTest , String aTest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